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50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Extensions</text:p>
          </table:table-cell>
          <table:table-cell office:value-type="string" calcext:value-type="string">
            <text:p>Code clear</text:p>
          </table:table-cell>
          <table:table-cell office:value-type="string" calcext:value-type="string">
            <text:p>Code commented</text:p>
          </table:table-cell>
          <table:table-cell office:value-type="string" calcext:value-type="string">
            <text:p>Spelling</text:p>
          </table:table-cell>
          <table:table-cell office:value-type="string" calcext:value-type="string">
            <text:p>Hlint</text:p>
          </table:table-cell>
          <table:table-cell office:value-type="string" calcext:value-type="string">
            <text:p>Imports sorted</text:p>
          </table:table-cell>
          <table:table-cell office:value-type="string" calcext:value-type="string">
            <text:p>Imports Spaced</text:p>
          </table:table-cell>
          <table:table-cell office:value-type="string" calcext:value-type="string">
            <text:p>Haddock</text:p>
          </table:table-cell>
          <table:table-cell office:value-type="string" calcext:value-type="string">
            <text:p>Extensions Spaced</text:p>
          </table:table-cell>
          <table:table-cell office:value-type="string" calcext:value-type="string">
            <text:p>Preamble</text:p>
          </table:table-cell>
          <table:table-cell office:value-type="string" calcext:value-type="string">
            <text:p>80 Lines</text:p>
          </table:table-cell>
          <table:table-cell office:value-type="string" calcext:value-type="string">
            <text:p>All Functions Tested</text:p>
          </table:table-cell>
          <table:table-cell office:value-type="string" calcext:value-type="string">
            <text:p>All Data Types Shown in Printer Tests</text:p>
          </table:table-cell>
          <table:table-cell office:value-type="string" calcext:value-type="string">
            <text:p>Haddock Perfected</text:p>
          </table:table-cell>
          <table:table-cell office:value-type="string" calcext:value-type="string">
            <text:p>Check Preamble Name and Copyright</text:p>
          </table:table-cell>
          <table:table-cell office:value-type="string" calcext:value-type="string">
            <text:p>Commented Exports</text:p>
          </table:table-cell>
          <table:table-cell/>
        </table:table-row>
        <table:table-row table:style-name="ro1">
          <table:table-cell office:value-type="string" calcext:value-type="string">
            <text:p>Parsing.Main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at.Problem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at.Problem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Problem.ProblemExpr.Class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Problem.Source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Problem.Source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Instances.CNF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Instances.CNF.Parser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Instances.CNF.Parser.Intern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Instances.CNF.Writer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Instances.CNF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Instances.CNF.Builder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Instances.CNF.Builder.Intern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Instances.Common.Clause.Intern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Instances.Common.Claus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Instances.Common.Claus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Instances.Common.Clauses.Intern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Instances.Common.Liter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Instances.Common.Sign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Instances.Common.Variabl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Instances.Common.Variable.Intern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Instances.Common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Solution.Clas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Solution.Instances.CNF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office:value-type="string" calcext:value-type="string">
            <text:p>Hsat.Mak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Make.Config.Clas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sat.Make.Common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Make.Instances.CNF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Make.Instances.CNF.Intern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Make.Instances.Common.Claus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Make.Instances.Common.Claus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Make.Instances.Common.Liter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Writer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Parser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Parser.Class</text:p>
          </table:table-cell>
          <table:table-cell table:number-columns-repeated="10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Printer</text:p>
          </table:table-cell>
          <table:table-cell table:number-columns-repeated="10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Problem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4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.Problem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4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.Problem.ProblemExpr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4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.Problem.ProblemExpr.Class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4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.Problem.Source</text:p>
          </table:table-cell>
          <table:table-cell table:number-columns-repeated="8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Problem.Source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Problem.Instances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Problem&gt;instances.CNF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Problem.Instances.CNF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Problem.Instances.CNF.Parser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Problem.Instances.CNF.Parser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Problem.Instances.CNF.Writer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Problem.Instances.CNF.Builder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Problem.Instances.CNF.Builder.Inte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Extensions</text:p>
          </table:table-cell>
          <table:table-cell office:value-type="string" calcext:value-type="string">
            <text:p>Code clear</text:p>
          </table:table-cell>
          <table:table-cell office:value-type="string" calcext:value-type="string">
            <text:p>Code commented</text:p>
          </table:table-cell>
          <table:table-cell office:value-type="string" calcext:value-type="string">
            <text:p>Spelling</text:p>
          </table:table-cell>
          <table:table-cell office:value-type="string" calcext:value-type="string">
            <text:p>Hlint</text:p>
          </table:table-cell>
          <table:table-cell office:value-type="string" calcext:value-type="string">
            <text:p>Imports sorted</text:p>
          </table:table-cell>
          <table:table-cell office:value-type="string" calcext:value-type="string">
            <text:p>Imports Spaced</text:p>
          </table:table-cell>
          <table:table-cell office:value-type="string" calcext:value-type="string">
            <text:p>Haddock</text:p>
          </table:table-cell>
          <table:table-cell office:value-type="string" calcext:value-type="string">
            <text:p>Extensions Spaced</text:p>
          </table:table-cell>
          <table:table-cell office:value-type="string" calcext:value-type="string">
            <text:p>Preamble</text:p>
          </table:table-cell>
          <table:table-cell office:value-type="string" calcext:value-type="string">
            <text:p>80 Lines</text:p>
          </table:table-cell>
          <table:table-cell office:value-type="string" calcext:value-type="string">
            <text:p>All Functions Tested</text:p>
          </table:table-cell>
          <table:table-cell office:value-type="string" calcext:value-type="string">
            <text:p>All Data Types Shown in Printer Tests</text:p>
          </table:table-cell>
          <table:table-cell office:value-type="string" calcext:value-type="string">
            <text:p>Haddock Perfected</text:p>
          </table:table-cell>
          <table:table-cell office:value-type="string" calcext:value-type="string">
            <text:p>Check Preamble Name and Copyright</text:p>
          </table:table-cell>
          <table:table-cell office:value-type="string" calcext:value-type="string">
            <text:p>Commented Exports</text:p>
          </table:table-cell>
          <table:table-cell/>
        </table:table-row>
        <table:table-row table:style-name="ro1">
          <table:table-cell office:value-type="string" calcext:value-type="string">
            <text:p>Test.Instances.Common.Clause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Instances.Common.Clause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Instances.Common.Clauses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Instances.Common.Clauses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Test.Instances.Common.Literal</text:p>
          </table:table-cell>
          <table:table-cell table:number-columns-repeated="8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Instances.Common.Sign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Instances.Common.Variable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Instances.Common.Variable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Instances.Common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Writer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Parser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Parser.Class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Printer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Make</text:p>
          </table:table-cell>
          <table:table-cell table:number-columns-repeated="8" office:value-type="string" calcext:value-type="string">
            <text:p>Yes</text:p>
          </table:table-cell>
          <table:table-cell office:value-type="string" calcext:value-type="string">
            <text:p>Yex</text:p>
          </table:table-cell>
          <table:table-cell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Make.Config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Make.Config.Class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Make.Common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Make.Instances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Make.Instances.CNF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Make.Instances.CNF.Internal</text:p>
          </table:table-cell>
          <table:table-cell table:number-columns-repeated="7"/>
          <table:table-cell office:value-type="string" calcext:value-type="string">
            <text:p>Yes</text:p>
          </table:table-cell>
          <table:table-cell table:number-columns-repeated="3"/>
          <table:table-cell table:number-columns-repeated="3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.Make.Instances.Common</text:p>
          </table:table-cell>
          <table:table-cell table:number-columns-repeated="11"/>
          <table:table-cell table:number-columns-repeated="3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.Make.Instances.Common.Clause</text:p>
          </table:table-cell>
          <table:table-cell table:number-columns-repeated="11"/>
          <table:table-cell table:number-columns-repeated="3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.Make.Instances.Common.Clauses</text:p>
          </table:table-cell>
          <table:table-cell table:number-columns-repeated="11"/>
          <table:table-cell table:number-columns-repeated="3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.Make.Instances.Common.Literal</text:p>
          </table:table-cell>
          <table:table-cell table:number-columns-repeated="11"/>
          <table:table-cell table:number-columns-repeated="3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.Solution.Class</text:p>
          </table:table-cell>
          <table:table-cell table:number-columns-repeated="11"/>
          <table:table-cell table:number-columns-repeated="3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.Solution.Instances.CNF</text:p>
          </table:table-cell>
          <table:table-cell table:number-columns-repeated="11"/>
          <table:table-cell table:number-columns-repeated="3" office:value-type="string" calcext:value-type="string">
            <text:p>Yes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4">00/00/0000</text:date>, <text:time style:data-style-name="N2" text:time-value="12:14:19.9251229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5T12:42:05.187069999</meta:creation-date>
    <dc:date>2015-07-24T14:51:37.176603705</dc:date>
    <meta:editing-duration>PT4H36M57S</meta:editing-duration>
    <meta:editing-cycles>25</meta:editing-cycles>
    <meta:generator>LibreOffice/4.2.8.2$Linux_X86_64 LibreOffice_project/420m0$Build-2</meta:generator>
    <meta:document-statistic meta:table-count="1" meta:cell-count="1010" meta:object-count="0"/>
  </office:meta>
</office:document-meta>
</file>